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copper tubing sizes (CTS) for plumbing</text:p>
          </table:table-cell>
          <table:table-cell table:style-name="Default" table:number-columns-repeated="2"/>
          <table:table-cell table:style-name="Default" office:value-type="string" calcext:value-type="string">
            <text:p>data from: gizmology.net/pipe.htm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Od = outside diameter, ID = inside diamete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nominal</text:p>
          </table:table-cell>
          <table:table-cell table:style-name="Default" office:value-type="string" calcext:value-type="string">
            <text:p>actual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(inch)</text:p>
          </table:table-cell>
          <table:table-cell table:style-name="Default" office:value-type="string" calcext:value-type="string">
            <text:p>OD (inch)</text:p>
          </table:table-cell>
          <table:table-cell table:style-name="Default" office:value-type="string" calcext:value-type="string">
            <text:p>OD (mm)</text:p>
          </table:table-cell>
          <table:table-cell table:style-name="Default" office:value-type="string" calcext:value-type="string">
            <text:p>Type K (mm)</text:p>
          </table:table-cell>
          <table:table-cell table:style-name="Default" office:value-type="string" calcext:value-type="string">
            <text:p>Type L (mm)</text:p>
          </table:table-cell>
          <table:table-cell table:style-name="Default" office:value-type="string" calcext:value-type="string">
            <text:p>Type M (mm)</text:p>
          </table:table-cell>
        </table:table-row>
        <table:table-row table:style-name="ro1">
          <table:table-cell office:value-type="string" calcext:value-type="string">
            <text:p>1/4”</text:p>
          </table:table-cell>
          <table:table-cell table:formula="of:=3/8" office:value-type="float" office:value="0.375" calcext:value-type="float">
            <text:p>0.375</text:p>
          </table:table-cell>
          <table:table-cell table:formula="of:=[.B5]*25.4" office:value-type="float" office:value="9.525" calcext:value-type="float">
            <text:p>9.525</text:p>
          </table:table-cell>
          <table:table-cell office:value-type="float" office:value="7.747" calcext:value-type="float">
            <text:p>7.747</text:p>
          </table:table-cell>
          <table:table-cell office:value-type="float" office:value="8.001" calcext:value-type="float">
            <text:p>8.001</text:p>
          </table:table-cell>
          <table:table-cell/>
        </table:table-row>
        <table:table-row table:style-name="ro1">
          <table:table-cell office:value-type="string" calcext:value-type="string">
            <text:p>3/8”</text:p>
          </table:table-cell>
          <table:table-cell table:formula="of:=1/2" office:value-type="float" office:value="0.5" calcext:value-type="float">
            <text:p>0.500</text:p>
          </table:table-cell>
          <table:table-cell table:formula="of:=[.B6]*25.4" office:value-type="float" office:value="12.7" calcext:value-type="float">
            <text:p>12.700</text:p>
          </table:table-cell>
          <table:table-cell office:value-type="float" office:value="10.2108" calcext:value-type="float">
            <text:p>10.211</text:p>
          </table:table-cell>
          <table:table-cell office:value-type="float" office:value="10.922" calcext:value-type="float">
            <text:p>10.922</text:p>
          </table:table-cell>
          <table:table-cell office:value-type="float" office:value="11.43" calcext:value-type="float">
            <text:p>11.430</text:p>
          </table:table-cell>
        </table:table-row>
        <table:table-row table:style-name="ro1">
          <table:table-cell office:value-type="string" calcext:value-type="string">
            <text:p>1/2”</text:p>
          </table:table-cell>
          <table:table-cell table:formula="of:=5/8" office:value-type="float" office:value="0.625" calcext:value-type="float">
            <text:p>0.625</text:p>
          </table:table-cell>
          <table:table-cell table:formula="of:=[.B7]*25.4" office:value-type="float" office:value="15.875" calcext:value-type="float">
            <text:p>15.875</text:p>
          </table:table-cell>
          <table:table-cell office:value-type="float" office:value="13.3858" calcext:value-type="float">
            <text:p>13.386</text:p>
          </table:table-cell>
          <table:table-cell office:value-type="float" office:value="13.843" calcext:value-type="float">
            <text:p>13.843</text:p>
          </table:table-cell>
          <table:table-cell office:value-type="float" office:value="14.4526" calcext:value-type="float">
            <text:p>14.453</text:p>
          </table:table-cell>
        </table:table-row>
        <table:table-row table:style-name="ro1">
          <table:table-cell office:value-type="string" calcext:value-type="string">
            <text:p>5/8”</text:p>
          </table:table-cell>
          <table:table-cell table:formula="of:=3/4" office:value-type="float" office:value="0.75" calcext:value-type="float">
            <text:p>0.750</text:p>
          </table:table-cell>
          <table:table-cell table:formula="of:=[.B8]*25.4" office:value-type="float" office:value="19.05" calcext:value-type="float">
            <text:p>19.050</text:p>
          </table:table-cell>
          <table:table-cell office:value-type="float" office:value="16.5608" calcext:value-type="float">
            <text:p>16.561</text:p>
          </table:table-cell>
          <table:table-cell office:value-type="float" office:value="16.9164" calcext:value-type="float">
            <text:p>16.916</text:p>
          </table:table-cell>
          <table:table-cell/>
        </table:table-row>
        <table:table-row table:style-name="ro1">
          <table:table-cell office:value-type="string" calcext:value-type="string">
            <text:p>3/4”</text:p>
          </table:table-cell>
          <table:table-cell table:formula="of:=7/8" office:value-type="float" office:value="0.875" calcext:value-type="float">
            <text:p>0.875</text:p>
          </table:table-cell>
          <table:table-cell table:formula="of:=[.B9]*25.4" office:value-type="float" office:value="22.225" calcext:value-type="float">
            <text:p>22.225</text:p>
          </table:table-cell>
          <table:table-cell office:value-type="float" office:value="18.923" calcext:value-type="float">
            <text:p>18.923</text:p>
          </table:table-cell>
          <table:table-cell office:value-type="float" office:value="19.939" calcext:value-type="float">
            <text:p>19.939</text:p>
          </table:table-cell>
          <table:table-cell office:value-type="float" office:value="20.5994" calcext:value-type="float">
            <text:p>20.599</text:p>
          </table:table-cell>
        </table:table-row>
        <table:table-row table:style-name="ro1">
          <table:table-cell office:value-type="string" calcext:value-type="string">
            <text:p>1”</text:p>
          </table:table-cell>
          <table:table-cell table:formula="of:=1+1/8" office:value-type="float" office:value="1.125" calcext:value-type="float">
            <text:p>1.125</text:p>
          </table:table-cell>
          <table:table-cell table:formula="of:=[.B10]*25.4" office:value-type="float" office:value="28.575" calcext:value-type="float">
            <text:p>28.575</text:p>
          </table:table-cell>
          <table:table-cell office:value-type="float" office:value="25.273" calcext:value-type="float">
            <text:p>25.273</text:p>
          </table:table-cell>
          <table:table-cell office:value-type="float" office:value="26.035" calcext:value-type="float">
            <text:p>26.035</text:p>
          </table:table-cell>
          <table:table-cell office:value-type="float" office:value="26.797" calcext:value-type="float">
            <text:p>26.797</text:p>
          </table:table-cell>
        </table:table-row>
        <table:table-row table:style-name="ro1">
          <table:table-cell office:value-type="string" calcext:value-type="string">
            <text:p>1-1/4”</text:p>
          </table:table-cell>
          <table:table-cell table:formula="of:=1+3/8" office:value-type="float" office:value="1.375" calcext:value-type="float">
            <text:p>1.375</text:p>
          </table:table-cell>
          <table:table-cell table:formula="of:=[.B11]*25.4" office:value-type="float" office:value="34.925" calcext:value-type="float">
            <text:p>34.925</text:p>
          </table:table-cell>
          <table:table-cell office:value-type="float" office:value="31.623" calcext:value-type="float">
            <text:p>31.623</text:p>
          </table:table-cell>
          <table:table-cell office:value-type="float" office:value="32.131" calcext:value-type="float">
            <text:p>32.131</text:p>
          </table:table-cell>
          <table:table-cell office:value-type="float" office:value="32.7914" calcext:value-type="float">
            <text:p>32.791</text:p>
          </table:table-cell>
        </table:table-row>
        <table:table-row table:style-name="ro1">
          <table:table-cell office:value-type="string" calcext:value-type="string">
            <text:p>1-1/2”</text:p>
          </table:table-cell>
          <table:table-cell table:formula="of:=1+5/8" office:value-type="float" office:value="1.625" calcext:value-type="float">
            <text:p>1.625</text:p>
          </table:table-cell>
          <table:table-cell table:formula="of:=[.B12]*25.4" office:value-type="float" office:value="41.275" calcext:value-type="float">
            <text:p>41.275</text:p>
          </table:table-cell>
          <table:table-cell office:value-type="float" office:value="37.6174" calcext:value-type="float">
            <text:p>37.617</text:p>
          </table:table-cell>
          <table:table-cell office:value-type="float" office:value="38.227" calcext:value-type="float">
            <text:p>38.227</text:p>
          </table:table-cell>
          <table:table-cell office:value-type="float" office:value="38.7858" calcext:value-type="float">
            <text:p>38.786</text:p>
          </table:table-cell>
        </table:table-row>
        <table:table-row table:style-name="ro1">
          <table:table-cell office:value-type="string" calcext:value-type="string">
            <text:p>2”</text:p>
          </table:table-cell>
          <table:table-cell table:formula="of:=2+1/8" office:value-type="float" office:value="2.125" calcext:value-type="float">
            <text:p>2.125</text:p>
          </table:table-cell>
          <table:table-cell table:formula="of:=[.B13]*25.4" office:value-type="float" office:value="53.975" calcext:value-type="float">
            <text:p>53.975</text:p>
          </table:table-cell>
          <table:table-cell office:value-type="float" office:value="49.7586" calcext:value-type="float">
            <text:p>49.759</text:p>
          </table:table-cell>
          <table:table-cell office:value-type="float" office:value="50.419" calcext:value-type="float">
            <text:p>50.419</text:p>
          </table:table-cell>
          <table:table-cell office:value-type="float" office:value="51.0286" calcext:value-type="float">
            <text:p>51.029</text:p>
          </table:table-cell>
        </table:table-row>
        <table:table-row table:style-name="ro1">
          <table:table-cell office:value-type="string" calcext:value-type="string">
            <text:p>2 1/2”</text:p>
          </table:table-cell>
          <table:table-cell table:formula="of:=2+5/8" office:value-type="float" office:value="2.625" calcext:value-type="float">
            <text:p>2.625</text:p>
          </table:table-cell>
          <table:table-cell table:formula="of:=[.B14]*25.4" office:value-type="float" office:value="66.675" calcext:value-type="float">
            <text:p>66.675</text:p>
          </table:table-cell>
          <table:table-cell office:value-type="float" office:value="61.849" calcext:value-type="float">
            <text:p>61.849</text:p>
          </table:table-cell>
          <table:table-cell office:value-type="float" office:value="62.611" calcext:value-type="float">
            <text:p>62.611</text:p>
          </table:table-cell>
          <table:table-cell office:value-type="float" office:value="63.373" calcext:value-type="float">
            <text:p>63.373</text:p>
          </table:table-cell>
        </table:table-row>
        <table:table-row table:style-name="ro1">
          <table:table-cell office:value-type="string" calcext:value-type="string">
            <text:p>3”</text:p>
          </table:table-cell>
          <table:table-cell table:formula="of:=3+1/8" office:value-type="float" office:value="3.125" calcext:value-type="float">
            <text:p>3.125</text:p>
          </table:table-cell>
          <table:table-cell table:formula="of:=[.B15]*25.4" office:value-type="float" office:value="79.375" calcext:value-type="float">
            <text:p>79.375</text:p>
          </table:table-cell>
          <table:table-cell office:value-type="float" office:value="73.8378" calcext:value-type="float">
            <text:p>73.838</text:p>
          </table:table-cell>
          <table:table-cell office:value-type="float" office:value="74.803" calcext:value-type="float">
            <text:p>74.803</text:p>
          </table:table-cell>
          <table:table-cell office:value-type="float" office:value="75.7174" calcext:value-type="float">
            <text:p>75.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21:03:19.6315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3:58:40.409999000</meta:creation-date>
    <dc:date>2015-06-15T21:18:05.816380000</dc:date>
    <meta:editing-duration>PT19M6S</meta:editing-duration>
    <meta:editing-cycles>4</meta:editing-cycles>
    <meta:generator>LibreOffice/4.3.4.1$MacOSX_x86 LibreOffice_project/bc356b2f991740509f321d70e4512a6a54c5f243</meta:generator>
    <meta:document-statistic meta:table-count="1" meta:cell-count="77" meta:object-count="0"/>
  </office:meta>
</office:document-meta>
</file>